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ode" table:style-name="ta1">
        <table:shapes>
          <draw:frame draw:z-index="0" draw:style-name="gr1" draw:text-style-name="P1" svg:width="159.99mm" svg:height="89.99mm" svg:x="42.54mm" svg:y="1mm">
            <loext:p draw:notify-on-update-of-ranges="diode.A1:diode.A250 diode.B1:diode.B2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213.51mm" svg:y="0mm">
            <loext:p draw:notify-on-update-of-ranges="diode.A1:diode.A80 diode.B1:diode.B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7.94mm" svg:y="95.3mm">
            <loext:p draw:notify-on-update-of-ranges="diode.A1:diode.A60 diode.B1:diode.B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17.81mm" svg:y="97.95mm">
            <loext:p draw:notify-on-update-of-ranges="diode.A1:diode.A30 diode.B1:diode.B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67.86mm" svg:y="198.62mm">
            <loext:p draw:notify-on-update-of-ranges="diode.A1:diode.A70 diode.B1:diode.B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369918" calcext:value-type="float">
            <text:p>2.036991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7433476" calcext:value-type="float">
            <text:p>2.743347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6946418" calcext:value-type="float">
            <text:p>3.694641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9.690184" calcext:value-type="float">
            <text:p>29.69018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9.985672" calcext:value-type="float">
            <text:p>39.98567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3.85116" calcext:value-type="float">
            <text:p>53.8511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2.5248" calcext:value-type="float">
            <text:p>72.524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7.67398" calcext:value-type="float">
            <text:p>97.6739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1.54381" calcext:value-type="float">
            <text:p>131.5438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77.15846" calcext:value-type="float">
            <text:p>177.1584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38.59065" calcext:value-type="float">
            <text:p>238.5906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21.3247" calcext:value-type="float">
            <text:p>321.32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2.74854" calcext:value-type="float">
            <text:p>432.748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82.8113" calcext:value-type="float">
            <text:p>582.811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84.90924" calcext:value-type="float">
            <text:p>784.9092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057.0876" calcext:value-type="float">
            <text:p>1057.087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23.6476" calcext:value-type="float">
            <text:p>1423.647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17.3173" calcext:value-type="float">
            <text:p>1917.317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82.169" calcext:value-type="float">
            <text:p>2582.16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477.5789" calcext:value-type="float">
            <text:p>3477.578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683.478" calcext:value-type="float">
            <text:p>4683.47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307.54" calcext:value-type="float">
            <text:p>6307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4.768" calcext:value-type="float">
            <text:p>8494.76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440.448" calcext:value-type="float">
            <text:p>11440.44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5407.554" calcext:value-type="float">
            <text:p>15407.55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0750.34" calcext:value-type="float">
            <text:p>20750.3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7945.81" calcext:value-type="float">
            <text:p>27945.8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7636.41" calcext:value-type="float">
            <text:p>37636.4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50687.367" calcext:value-type="float">
            <text:p>50687.36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68264.18" calcext:value-type="float">
            <text:p>68264.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91935.74" calcext:value-type="float">
            <text:p>91935.7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3815.516" calcext:value-type="float">
            <text:p>123815.5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66750.61" calcext:value-type="float">
            <text:p>166750.6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24573.28" calcext:value-type="float">
            <text:p>224573.2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02446.66" calcext:value-type="float">
            <text:p>302446.6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07325.03" calcext:value-type="float">
            <text:p>407325.0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548569.6" calcext:value-type="float">
            <text:p>548569.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38795.3" calcext:value-type="float">
            <text:p>738795.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994981" calcext:value-type="float">
            <text:p>99498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40007.3" calcext:value-type="float">
            <text:p>1340007.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804670" calcext:value-type="float">
            <text:p>1804670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430469.3" calcext:value-type="float">
            <text:p>2430469.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273275" calcext:value-type="float">
            <text:p>327327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408320.5" calcext:value-type="float">
            <text:p>4408320.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5936979" calcext:value-type="float">
            <text:p>593697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995694" calcext:value-type="float">
            <text:p>799569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0768334" calcext:value-type="float">
            <text:p>1076833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4502376" calcext:value-type="float">
            <text:p>1450237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531242" calcext:value-type="float">
            <text:p>1953124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6304024" calcext:value-type="float">
            <text:p>263040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5425244" calcext:value-type="float">
            <text:p>3542524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7709540" calcext:value-type="float">
            <text:p>4770954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4253370" calcext:value-type="float">
            <text:p>64253370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86534290" calcext:value-type="float">
            <text:p>8653429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6541490" calcext:value-type="float">
            <text:p>11654149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56953580" calcext:value-type="float">
            <text:p>15695358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11379860" calcext:value-type="float">
            <text:p>21137986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84678200" calcext:value-type="float">
            <text:p>28467820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83395140" calcext:value-type="float">
            <text:p>38339514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516341800" calcext:value-type="float">
            <text:p>51634180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95389200" calcext:value-type="float">
            <text:p>695389200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936526900" calcext:value-type="float">
            <text:p>93652690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61278500" calcext:value-type="float">
            <text:p>126127850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698647700" calcext:value-type="float">
            <text:p>169864770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287673300" calcext:value-type="float">
            <text:p>228767330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080961800" calcext:value-type="float">
            <text:p>308096180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149336600" calcext:value-type="float">
            <text:p>414933660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588166700" calcext:value-type="float">
            <text:p>5588166700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7525955600" calcext:value-type="float">
            <text:p>752595560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0135668000" calcext:value-type="float">
            <text:p>10135668000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3650378000" calcext:value-type="float">
            <text:p>1365037800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8383802000" calcext:value-type="float">
            <text:p>1838380200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4758692000" calcext:value-type="float">
            <text:p>2475869200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3344053000" calcext:value-type="float">
            <text:p>33344053000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4906484000" calcext:value-type="float">
            <text:p>44906484000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60478550000" calcext:value-type="float">
            <text:p>6047855000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81450180000" calcext:value-type="float">
            <text:p>8145018000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09694390000" calcext:value-type="float">
            <text:p>10969439000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47732170000" calcext:value-type="float">
            <text:p>14773217000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98961510000" calcext:value-type="float">
            <text:p>19896151000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67953700000" calcext:value-type="float">
            <text:p>26795370000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60869700000" calcext:value-type="float">
            <text:p>3608697000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007280000" calcext:value-type="float">
            <text:p>48600728000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654535800000" calcext:value-type="float">
            <text:p>654535800000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881507040000" calcext:value-type="float">
            <text:p>88150704000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187179700000" calcext:value-type="float">
            <text:p>1187179700000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598854000000" calcext:value-type="float">
            <text:p>159885400000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153274900000" calcext:value-type="float">
            <text:p>2153274900000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899947600000" calcext:value-type="float">
            <text:p>2899947600000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905552400000" calcext:value-type="float">
            <text:p>390555240000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259848000000" calcext:value-type="float">
            <text:p>525984800000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7083814000000" calcext:value-type="float">
            <text:p>70838140000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540208000000" calcext:value-type="float">
            <text:p>954020800000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2848384000000" calcext:value-type="float">
            <text:p>1284838400000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7303775000000" calcext:value-type="float">
            <text:p>17303775000000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3304056000000" calcext:value-type="float">
            <text:p>2330405600000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1385125000000" calcext:value-type="float">
            <text:p>3138512500000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2268275000000" calcext:value-type="float">
            <text:p>4226827500000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6925500000000" calcext:value-type="float">
            <text:p>56925500000000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6665070000000" calcext:value-type="float">
            <text:p>76665070000000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03249570000000" calcext:value-type="float">
            <text:p>10324957000000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39053064000000" calcext:value-type="float">
            <text:p>1390530640000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7271310000000" calcext:value-type="float">
            <text:p>187271310000000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52210750000000" calcext:value-type="float">
            <text:p>25221075000000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39669000000000" calcext:value-type="float">
            <text:p>33966900000000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57454900000000" calcext:value-type="float">
            <text:p>45745490000000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16082600000000" calcext:value-type="float">
            <text:p>61608260000000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29716300000000" calcext:value-type="float">
            <text:p>82971630000000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1174342E+015" calcext:value-type="float">
            <text:p>1.1174342E+01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5049173E+015" calcext:value-type="float">
            <text:p>1.5049173E+01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0267722E+015" calcext:value-type="float">
            <text:p>2.0267722E+01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.7295787E+015" calcext:value-type="float">
            <text:p>2.7295787E+0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6761057E+015" calcext:value-type="float">
            <text:p>3.6761057E+01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.950837E+015" calcext:value-type="float">
            <text:p>4.950837E+01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.667597E+015" calcext:value-type="float">
            <text:p>6.667597E+01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8.9796964E+015" calcext:value-type="float">
            <text:p>8.9796964E+01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2093556E+016" calcext:value-type="float">
            <text:p>1.2093556E+01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6287196E+016" calcext:value-type="float">
            <text:p>1.6287196E+01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1934967E+016" calcext:value-type="float">
            <text:p>2.1934967E+01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.9541172E+016" calcext:value-type="float">
            <text:p>2.9541172E+01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.978506E+016" calcext:value-type="float">
            <text:p>3.978506E+016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.358099E+016" calcext:value-type="float">
            <text:p>5.358099E+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161086E+016" calcext:value-type="float">
            <text:p>7.2161086E+01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9.718376E+016" calcext:value-type="float">
            <text:p>9.718376E+01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088385E+017" calcext:value-type="float">
            <text:p>1.3088385E+01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7626932E+017" calcext:value-type="float">
            <text:p>1.7626932E+0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3739272E+017" calcext:value-type="float">
            <text:p>2.3739272E+01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.1971262E+017" calcext:value-type="float">
            <text:p>3.1971262E+0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3057662E+017" calcext:value-type="float">
            <text:p>4.3057662E+01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.798862E+017" calcext:value-type="float">
            <text:p>5.798862E+01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7.8096833E+017" calcext:value-type="float">
            <text:p>7.8096833E+01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0517821E+018" calcext:value-type="float">
            <text:p>1.0517821E+01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164996E+018" calcext:value-type="float">
            <text:p>1.4164996E+01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9076943E+018" calcext:value-type="float">
            <text:p>1.9076943E+01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5692093E+018" calcext:value-type="float">
            <text:p>2.5692093E+01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.4601384E+018" calcext:value-type="float">
            <text:p>3.4601384E+01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.6599986E+018" calcext:value-type="float">
            <text:p>4.6599986E+01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.275907E+018" calcext:value-type="float">
            <text:p>6.275907E+01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8.452182E+018" calcext:value-type="float">
            <text:p>8.452182E+018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138303E+019" calcext:value-type="float">
            <text:p>1.138303E+01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330283E+019" calcext:value-type="float">
            <text:p>1.5330283E+01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0646313E+019" calcext:value-type="float">
            <text:p>2.0646313E+01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7805765E+019" calcext:value-type="float">
            <text:p>2.7805765E+019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744759E+019" calcext:value-type="float">
            <text:p>3.744759E+01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.0433165E+019" calcext:value-type="float">
            <text:p>5.0433165E+01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6.7921697E+019" calcext:value-type="float">
            <text:p>6.7921697E+01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.1473975E+019" calcext:value-type="float">
            <text:p>9.1473975E+01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2319409E+020" calcext:value-type="float">
            <text:p>1.2319409E+02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659137E+020" calcext:value-type="float">
            <text:p>1.659137E+02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2344701E+020" calcext:value-type="float">
            <text:p>2.2344701E+02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0092866E+020" calcext:value-type="float">
            <text:p>3.0092866E+020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.052807E+020" calcext:value-type="float">
            <text:p>4.052807E+02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.458185E+020" calcext:value-type="float">
            <text:p>5.458185E+02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7.350845E+020" calcext:value-type="float">
            <text:p>7.350845E+020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9.8998725E+020" calcext:value-type="float">
            <text:p>9.8998725E+020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3332818E+021" calcext:value-type="float">
            <text:p>1.3332818E+02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7956194E+021" calcext:value-type="float">
            <text:p>1.7956194E+0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4182616E+021" calcext:value-type="float">
            <text:p>2.4182616E+02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256834E+021" calcext:value-type="float">
            <text:p>3.256834E+02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4.3861956E+021" calcext:value-type="float">
            <text:p>4.3861956E+02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5.9071814E+021" calcext:value-type="float">
            <text:p>5.9071814E+02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7.9555947E+021" calcext:value-type="float">
            <text:p>7.9555947E+02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14329E+022" calcext:value-type="float">
            <text:p>1.0714329E+02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4429701E+022" calcext:value-type="float">
            <text:p>1.4429701E+02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943329E+022" calcext:value-type="float">
            <text:p>1.943329E+02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.6172106E+022" calcext:value-type="float">
            <text:p>2.6172106E+02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5247717E+022" calcext:value-type="float">
            <text:p>3.5247717E+02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.747009E+022" calcext:value-type="float">
            <text:p>4.747009E+02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.3931128E+022" calcext:value-type="float">
            <text:p>6.3931128E+0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8.61003E+022" calcext:value-type="float">
            <text:p>8.61003E+02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1595702E+023" calcext:value-type="float">
            <text:p>1.1595702E+02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5616585E+023" calcext:value-type="float">
            <text:p>1.5616585E+0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1031895E+023" calcext:value-type="float">
            <text:p>2.1031895E+023</text:p>
          </table:table-cell>
        </table:table-row>
      </table:table>
      <table:table table:name="diode with current source" table:style-name="ta1">
        <table:shapes>
          <draw:frame draw:z-index="0" draw:style-name="gr1" draw:text-style-name="P1" svg:width="159.99mm" svg:height="89.99mm" svg:x="111.7mm" svg:y="5.52mm">
            <loext:p draw:notify-on-update-of-ranges="'diode with current source'.A1:'diode with current source'.A1 'diode with current source'.A2:'diode with current source'.A71 'diode with current source'.B1:'diode with current source'.B1 'diode with current source'.B2:'diode with current source'.B71 'diode with current source'.A1:'diode with current source'.A1 'diode with current source'.A2:'diode with current source'.A71 'diode with current source'.C1:'diode with current source'.C1 'diode with current source'.C2:'diode with current source'.C71 'diode with current source'.A1:'diode with current source'.A1 'diode with current source'.A2:'diode with current source'.A71 'diode with current source'.D1:'diode with current source'.D1 'diode with current source'.D2:'diode with current source'.D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8.95mm" svg:y="96.62mm">
            <loext:p draw:notify-on-update-of-ranges="'diode with current source'.A1:'diode with current source'.A1 'diode with current source'.A51:'diode with current source'.A61 'diode with current source'.B1:'diode with current source'.B1 'diode with current source'.B51:'diode with current source'.B61 'diode with current source'.A1:'diode with current source'.A1 'diode with current source'.A51:'diode with current source'.A61 'diode with current source'.C1:'diode with current source'.C1 'diode with current source'.C51:'diode with current source'.C61 'diode with current source'.A1:'diode with current source'.A1 'diode with current source'.A51:'diode with current source'.A61 'diode with current source'.D1:'diode with current source'.D1 'diode with current source'.D51:'diode with current source'.D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d – I_src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office:value-type="float" office:value="0.01" calcext:value-type="float">
            <text:p>0.01</text:p>
          </table:table-cell>
          <table:table-cell table:formula="of:=[.B2]- [.C2]" office:value-type="float" office:value="-0.0099999986532361" calcext:value-type="float">
            <text:p>-0.00999999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office:value-type="float" office:value="0.01" calcext:value-type="float">
            <text:p>0.01</text:p>
          </table:table-cell>
          <table:table-cell table:formula="of:=[.B3]- [.C3]" office:value-type="float" office:value="-0.0099999981862266" calcext:value-type="float">
            <text:p>-0.009999998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office:value-type="float" office:value="0.01" calcext:value-type="float">
            <text:p>0.01</text:p>
          </table:table-cell>
          <table:table-cell table:formula="of:=[.B4]- [.C4]" office:value-type="float" office:value="-0.0099999975572753" calcext:value-type="float">
            <text:p>-0.009999997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office:value-type="float" office:value="0.01" calcext:value-type="float">
            <text:p>0.01</text:p>
          </table:table-cell>
          <table:table-cell table:formula="of:=[.B5]- [.C5]" office:value-type="float" office:value="-0.0099999967102264" calcext:value-type="float">
            <text:p>-0.009999996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office:value-type="float" office:value="0.01" calcext:value-type="float">
            <text:p>0.01</text:p>
          </table:table-cell>
          <table:table-cell table:formula="of:=[.B6]- [.C6]" office:value-type="float" office:value="-0.0099999955694503" calcext:value-type="float">
            <text:p>-0.00999999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office:value-type="float" office:value="0.01" calcext:value-type="float">
            <text:p>0.01</text:p>
          </table:table-cell>
          <table:table-cell table:formula="of:=[.B7]- [.C7]" office:value-type="float" office:value="-0.0099999940330966" calcext:value-type="float">
            <text:p>-0.00999999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office:value-type="float" office:value="0.01" calcext:value-type="float">
            <text:p>0.01</text:p>
          </table:table-cell>
          <table:table-cell table:formula="of:=[.B8]- [.C8]" office:value-type="float" office:value="-0.009999991963988" calcext:value-type="float">
            <text:p>-0.0099999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office:value-type="float" office:value="0.01" calcext:value-type="float">
            <text:p>0.01</text:p>
          </table:table-cell>
          <table:table-cell table:formula="of:=[.B9]- [.C9]" office:value-type="float" office:value="-0.00999998917739" calcext:value-type="float">
            <text:p>-0.00999998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office:value-type="float" office:value="0.01" calcext:value-type="float">
            <text:p>0.01</text:p>
          </table:table-cell>
          <table:table-cell table:formula="of:=[.B10]- [.C10]" office:value-type="float" office:value="-0.009999985424493" calcext:value-type="float">
            <text:p>-0.00999998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office:value-type="float" office:value="0.01" calcext:value-type="float">
            <text:p>0.01</text:p>
          </table:table-cell>
          <table:table-cell table:formula="of:=[.B11]- [.C11]" office:value-type="float" office:value="-0.009999980370232" calcext:value-type="float">
            <text:p>-0.00999998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office:value-type="float" office:value="0.01" calcext:value-type="float">
            <text:p>0.01</text:p>
          </table:table-cell>
          <table:table-cell table:formula="of:=[.B12]- [.C12]" office:value-type="float" office:value="-0.009999973563334" calcext:value-type="float">
            <text:p>-0.009999973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office:value-type="float" office:value="0.01" calcext:value-type="float">
            <text:p>0.01</text:p>
          </table:table-cell>
          <table:table-cell table:formula="of:=[.B13]- [.C13]" office:value-type="float" office:value="-0.009999964396057" calcext:value-type="float">
            <text:p>-0.009999964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office:value-type="float" office:value="0.01" calcext:value-type="float">
            <text:p>0.01</text:p>
          </table:table-cell>
          <table:table-cell table:formula="of:=[.B14]- [.C14]" office:value-type="float" office:value="-0.009999952049894" calcext:value-type="float">
            <text:p>-0.0099999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office:value-type="float" office:value="0.01" calcext:value-type="float">
            <text:p>0.01</text:p>
          </table:table-cell>
          <table:table-cell table:formula="of:=[.B15]- [.C15]" office:value-type="float" office:value="-0.009999935422515" calcext:value-type="float">
            <text:p>-0.00999993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office:value-type="float" office:value="0.01" calcext:value-type="float">
            <text:p>0.01</text:p>
          </table:table-cell>
          <table:table-cell table:formula="of:=[.B16]- [.C16]" office:value-type="float" office:value="-0.00999991302933" calcext:value-type="float">
            <text:p>-0.00999991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office:value-type="float" office:value="0.01" calcext:value-type="float">
            <text:p>0.01</text:p>
          </table:table-cell>
          <table:table-cell table:formula="of:=[.B17]- [.C17]" office:value-type="float" office:value="-0.00999988287109" calcext:value-type="float">
            <text:p>-0.009999882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office:value-type="float" office:value="0.01" calcext:value-type="float">
            <text:p>0.01</text:p>
          </table:table-cell>
          <table:table-cell table:formula="of:=[.B18]- [.C18]" office:value-type="float" office:value="-0.00999984225492" calcext:value-type="float">
            <text:p>-0.009999842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office:value-type="float" office:value="0.01" calcext:value-type="float">
            <text:p>0.01</text:p>
          </table:table-cell>
          <table:table-cell table:formula="of:=[.B19]- [.C19]" office:value-type="float" office:value="-0.0099997875546" calcext:value-type="float">
            <text:p>-0.009999787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office:value-type="float" office:value="0.01" calcext:value-type="float">
            <text:p>0.01</text:p>
          </table:table-cell>
          <table:table-cell table:formula="of:=[.B20]- [.C20]" office:value-type="float" office:value="-0.00999971388633" calcext:value-type="float">
            <text:p>-0.00999971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office:value-type="float" office:value="0.01" calcext:value-type="float">
            <text:p>0.01</text:p>
          </table:table-cell>
          <table:table-cell table:formula="of:=[.B21]- [.C21]" office:value-type="float" office:value="-0.00999961467222" calcext:value-type="float">
            <text:p>-0.00999961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office:value-type="float" office:value="0.01" calcext:value-type="float">
            <text:p>0.01</text:p>
          </table:table-cell>
          <table:table-cell table:formula="of:=[.B22]- [.C22]" office:value-type="float" office:value="-0.00999948105466" calcext:value-type="float">
            <text:p>-0.009999481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office:value-type="float" office:value="0.01" calcext:value-type="float">
            <text:p>0.01</text:p>
          </table:table-cell>
          <table:table-cell table:formula="of:=[.B23]- [.C23]" office:value-type="float" office:value="-0.0099993011027" calcext:value-type="float">
            <text:p>-0.009999301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office:value-type="float" office:value="0.01" calcext:value-type="float">
            <text:p>0.01</text:p>
          </table:table-cell>
          <table:table-cell table:formula="of:=[.B24]- [.C24]" office:value-type="float" office:value="-0.0099990587503" calcext:value-type="float">
            <text:p>-0.00999905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office:value-type="float" office:value="0.01" calcext:value-type="float">
            <text:p>0.01</text:p>
          </table:table-cell>
          <table:table-cell table:formula="of:=[.B25]- [.C25]" office:value-type="float" office:value="-0.0099987323594" calcext:value-type="float">
            <text:p>-0.00999873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office:value-type="float" office:value="0.01" calcext:value-type="float">
            <text:p>0.01</text:p>
          </table:table-cell>
          <table:table-cell table:formula="of:=[.B26]- [.C26]" office:value-type="float" office:value="-0.0099982927865" calcext:value-type="float">
            <text:p>-0.00999829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office:value-type="float" office:value="0.01" calcext:value-type="float">
            <text:p>0.01</text:p>
          </table:table-cell>
          <table:table-cell table:formula="of:=[.B27]- [.C27]" office:value-type="float" office:value="-0.0099977007872" calcext:value-type="float">
            <text:p>-0.009997700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office:value-type="float" office:value="0.01" calcext:value-type="float">
            <text:p>0.01</text:p>
          </table:table-cell>
          <table:table-cell table:formula="of:=[.B28]- [.C28]" office:value-type="float" office:value="-0.0099969034998" calcext:value-type="float">
            <text:p>-0.009996903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office:value-type="float" office:value="0.01" calcext:value-type="float">
            <text:p>0.01</text:p>
          </table:table-cell>
          <table:table-cell table:formula="of:=[.B29]- [.C29]" office:value-type="float" office:value="-0.009995829749" calcext:value-type="float">
            <text:p>-0.009995829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office:value-type="float" office:value="0.01" calcext:value-type="float">
            <text:p>0.01</text:p>
          </table:table-cell>
          <table:table-cell table:formula="of:=[.B30]- [.C30]" office:value-type="float" office:value="-0.009994383656" calcext:value-type="float">
            <text:p>-0.00999438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office:value-type="float" office:value="0.01" calcext:value-type="float">
            <text:p>0.01</text:p>
          </table:table-cell>
          <table:table-cell table:formula="of:=[.B31]- [.C31]" office:value-type="float" office:value="-0.0099924361027" calcext:value-type="float">
            <text:p>-0.009992436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office:value-type="float" office:value="0.01" calcext:value-type="float">
            <text:p>0.01</text:p>
          </table:table-cell>
          <table:table-cell table:formula="of:=[.B32]- [.C32]" office:value-type="float" office:value="-0.0099898132155" calcext:value-type="float">
            <text:p>-0.00998981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office:value-type="float" office:value="0.01" calcext:value-type="float">
            <text:p>0.01</text:p>
          </table:table-cell>
          <table:table-cell table:formula="of:=[.B33]- [.C33]" office:value-type="float" office:value="-0.009986280818" calcext:value-type="float">
            <text:p>-0.009986280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office:value-type="float" office:value="0.01" calcext:value-type="float">
            <text:p>0.01</text:p>
          </table:table-cell>
          <table:table-cell table:formula="of:=[.B34]- [.C34]" office:value-type="float" office:value="-0.00998152348" calcext:value-type="float">
            <text:p>-0.00998152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office:value-type="float" office:value="0.01" calcext:value-type="float">
            <text:p>0.01</text:p>
          </table:table-cell>
          <table:table-cell table:formula="of:=[.B35]- [.C35]" office:value-type="float" office:value="-0.00997511649" calcext:value-type="float">
            <text:p>-0.00997511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office:value-type="float" office:value="0.01" calcext:value-type="float">
            <text:p>0.01</text:p>
          </table:table-cell>
          <table:table-cell table:formula="of:=[.B36]- [.C36]" office:value-type="float" office:value="-0.009966487816" calcext:value-type="float">
            <text:p>-0.009966487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office:value-type="float" office:value="0.01" calcext:value-type="float">
            <text:p>0.01</text:p>
          </table:table-cell>
          <table:table-cell table:formula="of:=[.B37]- [.C37]" office:value-type="float" office:value="-0.009954866955" calcext:value-type="float">
            <text:p>-0.00995486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office:value-type="float" office:value="0.01" calcext:value-type="float">
            <text:p>0.01</text:p>
          </table:table-cell>
          <table:table-cell table:formula="of:=[.B38]- [.C38]" office:value-type="float" office:value="-0.009939216435" calcext:value-type="float">
            <text:p>-0.009939216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office:value-type="float" office:value="0.01" calcext:value-type="float">
            <text:p>0.01</text:p>
          </table:table-cell>
          <table:table-cell table:formula="of:=[.B39]- [.C39]" office:value-type="float" office:value="-0.009918138965" calcext:value-type="float">
            <text:p>-0.00991813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office:value-type="float" office:value="0.01" calcext:value-type="float">
            <text:p>0.01</text:p>
          </table:table-cell>
          <table:table-cell table:formula="of:=[.B40]- [.C40]" office:value-type="float" office:value="-0.00988975249" calcext:value-type="float">
            <text:p>-0.00988975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office:value-type="float" office:value="0.01" calcext:value-type="float">
            <text:p>0.01</text:p>
          </table:table-cell>
          <table:table-cell table:formula="of:=[.B41]- [.C41]" office:value-type="float" office:value="-0.00985152249" calcext:value-type="float">
            <text:p>-0.00985152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office:value-type="float" office:value="0.01" calcext:value-type="float">
            <text:p>0.01</text:p>
          </table:table-cell>
          <table:table-cell table:formula="of:=[.B42]- [.C42]" office:value-type="float" office:value="-0.00980003583" calcext:value-type="float">
            <text:p>-0.009800035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office:value-type="float" office:value="0.01" calcext:value-type="float">
            <text:p>0.01</text:p>
          </table:table-cell>
          <table:table-cell table:formula="of:=[.B43]- [.C43]" office:value-type="float" office:value="-0.0097306957" calcext:value-type="float">
            <text:p>-0.009730695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office:value-type="float" office:value="0.01" calcext:value-type="float">
            <text:p>0.01</text:p>
          </table:table-cell>
          <table:table-cell table:formula="of:=[.B44]- [.C44]" office:value-type="float" office:value="-0.00963731033" calcext:value-type="float">
            <text:p>-0.009637310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office:value-type="float" office:value="0.01" calcext:value-type="float">
            <text:p>0.01</text:p>
          </table:table-cell>
          <table:table-cell table:formula="of:=[.B45]- [.C45]" office:value-type="float" office:value="-0.00951154256" calcext:value-type="float">
            <text:p>-0.009511542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office:value-type="float" office:value="0.01" calcext:value-type="float">
            <text:p>0.01</text:p>
          </table:table-cell>
          <table:table-cell table:formula="of:=[.B46]- [.C46]" office:value-type="float" office:value="-0.0093421638" calcext:value-type="float">
            <text:p>-0.009342163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office:value-type="float" office:value="0.01" calcext:value-type="float">
            <text:p>0.01</text:p>
          </table:table-cell>
          <table:table-cell table:formula="of:=[.B47]- [.C47]" office:value-type="float" office:value="-0.00911404896" calcext:value-type="float">
            <text:p>-0.00911404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office:value-type="float" office:value="0.01" calcext:value-type="float">
            <text:p>0.01</text:p>
          </table:table-cell>
          <table:table-cell table:formula="of:=[.B48]- [.C48]" office:value-type="float" office:value="-0.008806833" calcext:value-type="float">
            <text:p>-0.00880683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office:value-type="float" office:value="0.01" calcext:value-type="float">
            <text:p>0.01</text:p>
          </table:table-cell>
          <table:table-cell table:formula="of:=[.B49]- [.C49]" office:value-type="float" office:value="-0.0083930872" calcext:value-type="float">
            <text:p>-0.008393087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office:value-type="float" office:value="0.01" calcext:value-type="float">
            <text:p>0.01</text:p>
          </table:table-cell>
          <table:table-cell table:formula="of:=[.B50]- [.C50]" office:value-type="float" office:value="-0.0078358655" calcext:value-type="float">
            <text:p>-0.00783586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office:value-type="float" office:value="0.01" calcext:value-type="float">
            <text:p>0.01</text:p>
          </table:table-cell>
          <table:table-cell table:formula="of:=[.B51]- [.C51]" office:value-type="float" office:value="-0.0070854216" calcext:value-type="float">
            <text:p>-0.007085421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office:value-type="float" office:value="0.01" calcext:value-type="float">
            <text:p>0.01</text:p>
          </table:table-cell>
          <table:table-cell table:formula="of:=[.B52]- [.C52]" office:value-type="float" office:value="-0.0060747543" calcext:value-type="float">
            <text:p>-0.006074754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office:value-type="float" office:value="0.01" calcext:value-type="float">
            <text:p>0.01</text:p>
          </table:table-cell>
          <table:table-cell table:formula="of:=[.B53]- [.C53]" office:value-type="float" office:value="-0.0047136203" calcext:value-type="float">
            <text:p>-0.004713620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office:value-type="float" office:value="0.01" calcext:value-type="float">
            <text:p>0.01</text:p>
          </table:table-cell>
          <table:table-cell table:formula="of:=[.B54]- [.C54]" office:value-type="float" office:value="-0.0028804943" calcext:value-type="float">
            <text:p>-0.002880494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office:value-type="float" office:value="0.01" calcext:value-type="float">
            <text:p>0.01</text:p>
          </table:table-cell>
          <table:table-cell table:formula="of:=[.B55]- [.C55]" office:value-type="float" office:value="-0.000411688" calcext:value-type="float">
            <text:p>-0.0004116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office:value-type="float" office:value="0.01" calcext:value-type="float">
            <text:p>0.01</text:p>
          </table:table-cell>
          <table:table-cell table:formula="of:=[.B56]- [.C56]" office:value-type="float" office:value="0.0029131945" calcext:value-type="float">
            <text:p>0.00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office:value-type="float" office:value="0.01" calcext:value-type="float">
            <text:p>0.01</text:p>
          </table:table-cell>
          <table:table-cell table:formula="of:=[.B57]- [.C57]" office:value-type="float" office:value="0.007390994" calcext:value-type="float">
            <text:p>0.00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office:value-type="float" office:value="0.01" calcext:value-type="float">
            <text:p>0.01</text:p>
          </table:table-cell>
          <table:table-cell table:formula="of:=[.B58]- [.C58]" office:value-type="float" office:value="0.013421563" calcext:value-type="float">
            <text:p>0.01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office:value-type="float" office:value="0.01" calcext:value-type="float">
            <text:p>0.01</text:p>
          </table:table-cell>
          <table:table-cell table:formula="of:=[.B59]- [.C59]" office:value-type="float" office:value="0.02154332" calcext:value-type="float">
            <text:p>0.02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office:value-type="float" office:value="0.01" calcext:value-type="float">
            <text:p>0.01</text:p>
          </table:table-cell>
          <table:table-cell table:formula="of:=[.B60]- [.C60]" office:value-type="float" office:value="0.032481408" calcext:value-type="float">
            <text:p>0.03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office:value-type="float" office:value="0.01" calcext:value-type="float">
            <text:p>0.01</text:p>
          </table:table-cell>
          <table:table-cell table:formula="of:=[.B61]- [.C61]" office:value-type="float" office:value="0.047212543" calcext:value-type="float">
            <text:p>0.04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office:value-type="float" office:value="0.01" calcext:value-type="float">
            <text:p>0.01</text:p>
          </table:table-cell>
          <table:table-cell table:formula="of:=[.B62]- [.C62]" office:value-type="float" office:value="0.06705179" calcext:value-type="float">
            <text:p>0.06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office:value-type="float" office:value="0.01" calcext:value-type="float">
            <text:p>0.01</text:p>
          </table:table-cell>
          <table:table-cell table:formula="of:=[.B63]- [.C63]" office:value-type="float" office:value="0.093770584" calcext:value-type="float">
            <text:p>0.09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office:value-type="float" office:value="0.01" calcext:value-type="float">
            <text:p>0.01</text:p>
          </table:table-cell>
          <table:table-cell table:formula="of:=[.B64]- [.C64]" office:value-type="float" office:value="0.12975422" calcext:value-type="float">
            <text:p>0.12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office:value-type="float" office:value="0.01" calcext:value-type="float">
            <text:p>0.01</text:p>
          </table:table-cell>
          <table:table-cell table:formula="of:=[.B65]- [.C65]" office:value-type="float" office:value="0.17821596" calcext:value-type="float">
            <text:p>0.17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office:value-type="float" office:value="0.01" calcext:value-type="float">
            <text:p>0.01</text:p>
          </table:table-cell>
          <table:table-cell table:formula="of:=[.B66]- [.C66]" office:value-type="float" office:value="0.24348246" calcext:value-type="float">
            <text:p>0.24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office:value-type="float" office:value="0.01" calcext:value-type="float">
            <text:p>0.01</text:p>
          </table:table-cell>
          <table:table-cell table:formula="of:=[.B67]- [.C67]" office:value-type="float" office:value="0.33138173" calcext:value-type="float">
            <text:p>0.33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office:value-type="float" office:value="0.01" calcext:value-type="float">
            <text:p>0.01</text:p>
          </table:table-cell>
          <table:table-cell table:formula="of:=[.B68]- [.C68]" office:value-type="float" office:value="0.44976064" calcext:value-type="float">
            <text:p>0.44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office:value-type="float" office:value="0.01" calcext:value-type="float">
            <text:p>0.01</text:p>
          </table:table-cell>
          <table:table-cell table:formula="of:=[.B69]- [.C69]" office:value-type="float" office:value="0.6091891" calcext:value-type="float">
            <text:p>0.60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office:value-type="float" office:value="0.01" calcext:value-type="float">
            <text:p>0.01</text:p>
          </table:table-cell>
          <table:table-cell table:formula="of:=[.B70]- [.C70]" office:value-type="float" office:value="0.82390003" calcext:value-type="float">
            <text:p>0.82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office:value-type="float" office:value="0.01" calcext:value-type="float">
            <text:p>0.01</text:p>
          </table:table-cell>
          <table:table-cell table:formula="of:=[.B71]- [.C71]" office:value-type="float" office:value="1.1130664" calcext:value-type="float">
            <text:p>1.1130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5:20:20.245767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15:29:49.496170200</dc:date>
    <meta:editing-duration>PT16M15S</meta:editing-duration>
    <meta:editing-cycles>4</meta:editing-cycles>
    <meta:generator>LibreOffice/5.0.3.2$Linux_X86_64 LibreOffice_project/00m0$Build-2</meta:generator>
    <meta:document-statistic meta:table-count="2" meta:cell-count="78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250" svg:x="0.32cm" svg:y="0.18cm" svg:width="12.508cm" svg:height="8.64cm">
          <chartooo:coordinate-region svg:x="1.762cm" svg:y="0.379cm" svg:width="10.6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250" chart:class="chart:scatter">
            <chart:domain table:cell-range-address="diode.A1:diode.A250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25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29.690184">
                <text:p>29.690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39.985672">
                <text:p>39.985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53.85116">
                <text:p>53.85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72.5248">
                <text:p>72.5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97.67398">
                <text:p>97.67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31.54381">
                <text:p>131.54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77.15846">
                <text:p>177.15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238.59065">
                <text:p>238.59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321.3247">
                <text:p>321.3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432.74854">
                <text:p>432.74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582.8113">
                <text:p>582.8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784.90924">
                <text:p>784.90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057.0876">
                <text:p>1057.0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423.6476">
                <text:p>1423.6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917.3173">
                <text:p>1917.31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2582.169">
                <text:p>2582.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3477.5789">
                <text:p>3477.5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4683.478">
                <text:p>4683.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6307.54">
                <text:p>6307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494.768">
                <text:p>8494.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11440.448">
                <text:p>11440.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15407.554">
                <text:p>15407.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20750.34">
                <text:p>20750.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27945.81">
                <text:p>27945.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37636.41">
                <text:p>37636.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50687.367">
                <text:p>50687.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68264.18">
                <text:p>68264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91935.74">
                <text:p>91935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123815.516">
                <text:p>123815.5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166750.61">
                <text:p>166750.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224573.28">
                <text:p>224573.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302446.66">
                <text:p>302446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407325.03">
                <text:p>407325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548569.6">
                <text:p>548569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738795.3">
                <text:p>738795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994981">
                <text:p>994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1340007.3">
                <text:p>134000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1804670">
                <text:p>18046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2430469.3">
                <text:p>2430469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3273275">
                <text:p>3273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4408320.5">
                <text:p>440832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5936979">
                <text:p>59369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7995694">
                <text:p>7995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10768334">
                <text:p>107683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14502376">
                <text:p>14502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19531242">
                <text:p>19531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26304024">
                <text:p>26304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35425244">
                <text:p>35425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47709540">
                <text:p>477095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64253370">
                <text:p>642533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86534290">
                <text:p>865342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116541490">
                <text:p>1165414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156953580">
                <text:p>156953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211379860">
                <text:p>2113798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284678200">
                <text:p>284678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383395140">
                <text:p>383395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516341800">
                <text:p>5163418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695389200">
                <text:p>695389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936526900">
                <text:p>9365269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1261278500">
                <text:p>1261278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1698647700">
                <text:p>1698647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2287673300">
                <text:p>22876733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3080961800">
                <text:p>3080961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4149336600">
                <text:p>41493366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5588166700">
                <text:p>5588166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7525955600">
                <text:p>75259556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10135668000">
                <text:p>1013566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13650378000">
                <text:p>13650378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18383802000">
                <text:p>1838380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24758692000">
                <text:p>24758692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33344053000">
                <text:p>33344053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44906484000">
                <text:p>44906484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60478550000">
                <text:p>6047855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81450180000">
                <text:p>8145018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109694390000">
                <text:p>10969439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147732170000">
                <text:p>14773217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198961510000">
                <text:p>1989615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267953700000">
                <text:p>2679537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360869700000">
                <text:p>3608697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486007280000">
                <text:p>48600728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654535800000">
                <text:p>6545358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881507040000">
                <text:p>88150704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1187179700000">
                <text:p>11871797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1598854000000">
                <text:p>15988540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2153274900000">
                <text:p>21532749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2899947600000">
                <text:p>28999476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3905552400000">
                <text:p>39055524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5259848000000">
                <text:p>52598480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7083814000000">
                <text:p>70838140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9540208000000">
                <text:p>95402080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12848384000000">
                <text:p>12848384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17303775000000">
                <text:p>173037750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23304056000000">
                <text:p>233040560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31385125000000">
                <text:p>313851250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42268275000000">
                <text:p>422682750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56925500000000">
                <text:p>569255000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76665070000000">
                <text:p>766650700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103249570000000">
                <text:p>1032495700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139053064000000">
                <text:p>1390530640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187271310000000">
                <text:p>1872713100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252210750000000">
                <text:p>252210750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339669000000000">
                <text:p>3396690000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457454900000000">
                <text:p>4574549000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616082600000000">
                <text:p>6160826000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829716300000000">
                <text:p>8297163000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1.1174342E+015">
                <text:p>1.1174342E+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1.5049173E+015">
                <text:p>1.5049173E+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2.0267722E+015">
                <text:p>2.0267722E+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2.7295787E+015">
                <text:p>2.7295787E+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3.6761057E+015">
                <text:p>3.6761057E+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4.950837E+015">
                <text:p>4.950837E+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6.667597E+015">
                <text:p>6.667597E+0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8.9796964E+015">
                <text:p>8.9796964E+0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1.2093556E+016">
                <text:p>1.2093556E+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1.6287196E+016">
                <text:p>1.6287196E+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2.1934967E+016">
                <text:p>2.1934967E+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2.9541172E+016">
                <text:p>2.9541172E+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3.978506E+016">
                <text:p>3.978506E+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5.358099E+016">
                <text:p>5.358099E+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7.2161086E+016">
                <text:p>7.2161086E+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9.718376E+016">
                <text:p>9.718376E+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1.3088385E+017">
                <text:p>1.3088385E+0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1.7626932E+017">
                <text:p>1.7626932E+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2.3739272E+017">
                <text:p>2.3739272E+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3.1971262E+017">
                <text:p>3.1971262E+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4.3057662E+017">
                <text:p>4.3057662E+0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5.798862E+017">
                <text:p>5.798862E+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7.8096833E+017">
                <text:p>7.8096833E+0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1.0517821E+018">
                <text:p>1.0517821E+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1.4164996E+018">
                <text:p>1.4164996E+0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1.9076943E+018">
                <text:p>1.9076943E+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2.5692093E+018">
                <text:p>2.5692093E+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3.4601384E+018">
                <text:p>3.4601384E+0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4.6599986E+018">
                <text:p>4.6599986E+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6.275907E+018">
                <text:p>6.275907E+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8.452182E+018">
                <text:p>8.452182E+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1.138303E+019">
                <text:p>1.138303E+0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1.5330283E+019">
                <text:p>1.5330283E+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2.0646313E+019">
                <text:p>2.0646313E+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2.7805765E+019">
                <text:p>2.7805765E+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3.744759E+019">
                <text:p>3.744759E+0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5.0433165E+019">
                <text:p>5.0433165E+0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6.7921697E+019">
                <text:p>6.7921697E+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9.1473975E+019">
                <text:p>9.1473975E+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1.2319409E+020">
                <text:p>1.2319409E+0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1.659137E+020">
                <text:p>1.659137E+0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2.2344701E+020">
                <text:p>2.2344701E+0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3.0092866E+020">
                <text:p>3.0092866E+0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4.052807E+020">
                <text:p>4.052807E+0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5.458185E+020">
                <text:p>5.458185E+0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7.350845E+020">
                <text:p>7.350845E+0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9.8998725E+020">
                <text:p>9.8998725E+0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1.3332818E+021">
                <text:p>1.3332818E+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1.7956194E+021">
                <text:p>1.7956194E+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2.4182616E+021">
                <text:p>2.4182616E+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3.256834E+021">
                <text:p>3.256834E+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4.3861956E+021">
                <text:p>4.3861956E+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5.9071814E+021">
                <text:p>5.9071814E+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7.9555947E+021">
                <text:p>7.9555947E+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1.0714329E+022">
                <text:p>1.0714329E+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1.4429701E+022">
                <text:p>1.4429701E+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1.943329E+022">
                <text:p>1.943329E+0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2.6172106E+022">
                <text:p>2.6172106E+0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3.5247717E+022">
                <text:p>3.5247717E+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4.747009E+022">
                <text:p>4.747009E+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6.3931128E+022">
                <text:p>6.3931128E+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8.61003E+022">
                <text:p>8.61003E+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1.1595702E+023">
                <text:p>1.1595702E+0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1.5616585E+023">
                <text:p>1.5616585E+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2.1031895E+023">
                <text:p>2.1031895E+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3.136cm" svg:y="4.204cm" style:legend-expansion="high" chart:style-name="ch2"/>
        <chart:plot-area chart:style-name="ch3" table:cell-range-address="diode.A1:diode.B80" svg:x="0.319cm" svg:y="0.18cm" svg:width="12.498cm" svg:height="8.646cm">
          <chartooo:coordinate-region svg:x="0.94cm" svg:y="0.38cm" svg:width="11.6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80" chart:class="chart:scatter">
            <chart:domain table:cell-range-address="diode.A1:diode.A8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8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60" svg:x="0.32cm" svg:y="0.18cm" svg:width="12.508cm" svg:height="8.64cm">
          <chartooo:coordinate-region svg:x="1.232cm" svg:y="0.379cm" svg:width="11.3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60" chart:class="chart:scatter">
            <chart:domain table:cell-range-address="diode.A1:diode.A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6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30" svg:x="0.32cm" svg:y="0.18cm" svg:width="12.508cm" svg:height="8.64cm">
          <chartooo:coordinate-region svg:x="1.973cm" svg:y="0.379cm" svg:width="10.5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30" chart:class="chart:scatter">
            <chart:domain table:cell-range-address="diode.A1:diode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3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70" svg:x="0.32cm" svg:y="0.18cm" svg:width="12.508cm" svg:height="8.64cm">
          <chartooo:coordinate-region svg:x="1.047cm" svg:y="0.38cm" svg:width="11.54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70" chart:class="chart:scatter">
            <chart:domain table:cell-range-address="diode.A1:diode.A70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7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1:'diode with current source'.D71" chart:data-source-has-labels="row" svg:x="0.32cm" svg:y="0.18cm" svg:width="12.376cm" svg:height="8.64cm">
          <chartooo:coordinate-region svg:x="1.153cm" svg:y="0.38cm" svg:width="11.30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2:'diode with current source'.B71" chart:label-cell-address="'diode with current source'.B1:'diode with current source'.B1" chart:class="chart:scatter">
            <chart:domain table:cell-range-address="'diode with current source'.A2:'diode with current source'.A71"/>
            <chart:data-point chart:repeated="70"/>
          </chart:series>
          <chart:series chart:style-name="ch7" chart:values-cell-range-address="'diode with current source'.C2:'diode with current source'.C71" chart:label-cell-address="'diode with current source'.C1:'diode with current source'.C1" chart:class="chart:scatter">
            <chart:data-point chart:repeated="70"/>
          </chart:series>
          <chart:series chart:style-name="ch8" chart:values-cell-range-address="'diode with current source'.D2:'diode with current source'.D71" chart:label-cell-address="'diode with current source'.D1:'diode with current source'.D1" chart:class="chart:scatter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diode with current source'.A2:'diode with current source'.A71</svg:desc>
                </draw:g>
              </table:table-cell>
              <table:table-cell office:value-type="float" office:value="0.0000000013467639">
                <text:p>0.0000000013467639</text:p>
                <draw:g>
                  <svg:desc>'diode with current source'.B2:'diode with current source'.B71</svg:desc>
                </draw:g>
              </table:table-cell>
              <table:table-cell office:value-type="float" office:value="0.01">
                <text:p>0.01</text:p>
                <draw:g>
                  <svg:desc>'diode with current source'.C2:'diode with current source'.C71</svg:desc>
                </draw:g>
              </table:table-cell>
              <table:table-cell office:value-type="float" office:value="-0.0099999986532361">
                <text:p>-0.0099999986532361</text:p>
                <draw:g>
                  <svg:desc>'diode with current source'.D2:'diode with current source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81862266">
                <text:p>-0.009999998186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0.01">
                <text:p>0.01</text:p>
              </table:table-cell>
              <table:table-cell office:value-type="float" office:value="-0.0099999975572753">
                <text:p>-0.009999997557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0.01">
                <text:p>0.01</text:p>
              </table:table-cell>
              <table:table-cell office:value-type="float" office:value="-0.0099999967102264">
                <text:p>-0.0099999967102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0.01">
                <text:p>0.01</text:p>
              </table:table-cell>
              <table:table-cell office:value-type="float" office:value="-0.0099999955694503">
                <text:p>-0.0099999955694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40330966">
                <text:p>-0.009999994033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0.01">
                <text:p>0.01</text:p>
              </table:table-cell>
              <table:table-cell office:value-type="float" office:value="-0.009999991963988">
                <text:p>-0.009999991963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0.01">
                <text:p>0.01</text:p>
              </table:table-cell>
              <table:table-cell office:value-type="float" office:value="-0.00999998917739">
                <text:p>-0.00999998917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0.01">
                <text:p>0.01</text:p>
              </table:table-cell>
              <table:table-cell office:value-type="float" office:value="-0.009999985424493">
                <text:p>-0.009999985424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0.01">
                <text:p>0.01</text:p>
              </table:table-cell>
              <table:table-cell office:value-type="float" office:value="-0.009999980370232">
                <text:p>-0.00999998037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0.01">
                <text:p>0.01</text:p>
              </table:table-cell>
              <table:table-cell office:value-type="float" office:value="-0.009999973563334">
                <text:p>-0.00999997356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0.01">
                <text:p>0.01</text:p>
              </table:table-cell>
              <table:table-cell office:value-type="float" office:value="-0.009999964396057">
                <text:p>-0.009999964396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0.01">
                <text:p>0.01</text:p>
              </table:table-cell>
              <table:table-cell office:value-type="float" office:value="-0.009999952049894">
                <text:p>-0.009999952049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0.01">
                <text:p>0.01</text:p>
              </table:table-cell>
              <table:table-cell office:value-type="float" office:value="-0.009999935422515">
                <text:p>-0.009999935422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0.01">
                <text:p>0.01</text:p>
              </table:table-cell>
              <table:table-cell office:value-type="float" office:value="-0.00999991302933">
                <text:p>-0.00999991302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0.01">
                <text:p>0.01</text:p>
              </table:table-cell>
              <table:table-cell office:value-type="float" office:value="-0.00999988287109">
                <text:p>-0.00999988287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0.01">
                <text:p>0.01</text:p>
              </table:table-cell>
              <table:table-cell office:value-type="float" office:value="-0.00999984225492">
                <text:p>-0.00999984225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0.01">
                <text:p>0.01</text:p>
              </table:table-cell>
              <table:table-cell office:value-type="float" office:value="-0.0099997875546">
                <text:p>-0.0099997875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0.01">
                <text:p>0.01</text:p>
              </table:table-cell>
              <table:table-cell office:value-type="float" office:value="-0.00999971388633">
                <text:p>-0.00999971388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0.01">
                <text:p>0.01</text:p>
              </table:table-cell>
              <table:table-cell office:value-type="float" office:value="-0.00999961467222">
                <text:p>-0.00999961467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0.01">
                <text:p>0.01</text:p>
              </table:table-cell>
              <table:table-cell office:value-type="float" office:value="-0.00999948105466">
                <text:p>-0.00999948105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0.01">
                <text:p>0.01</text:p>
              </table:table-cell>
              <table:table-cell office:value-type="float" office:value="-0.0099993011027">
                <text:p>-0.0099993011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0.01">
                <text:p>0.01</text:p>
              </table:table-cell>
              <table:table-cell office:value-type="float" office:value="-0.0099990587503">
                <text:p>-0.0099990587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0.01">
                <text:p>0.01</text:p>
              </table:table-cell>
              <table:table-cell office:value-type="float" office:value="-0.0099987323594">
                <text:p>-0.0099987323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0.01">
                <text:p>0.01</text:p>
              </table:table-cell>
              <table:table-cell office:value-type="float" office:value="-0.0099982927865">
                <text:p>-0.0099982927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0.01">
                <text:p>0.01</text:p>
              </table:table-cell>
              <table:table-cell office:value-type="float" office:value="-0.0099977007872">
                <text:p>-0.0099977007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0.01">
                <text:p>0.01</text:p>
              </table:table-cell>
              <table:table-cell office:value-type="float" office:value="-0.0099969034998">
                <text:p>-0.0099969034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0.01">
                <text:p>0.01</text:p>
              </table:table-cell>
              <table:table-cell office:value-type="float" office:value="-0.009995829749">
                <text:p>-0.009995829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0.01">
                <text:p>0.01</text:p>
              </table:table-cell>
              <table:table-cell office:value-type="float" office:value="-0.009994383656">
                <text:p>-0.00999438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0.01">
                <text:p>0.01</text:p>
              </table:table-cell>
              <table:table-cell office:value-type="float" office:value="-0.0099924361027">
                <text:p>-0.0099924361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0.01">
                <text:p>0.01</text:p>
              </table:table-cell>
              <table:table-cell office:value-type="float" office:value="-0.0099898132155">
                <text:p>-0.0099898132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0.01">
                <text:p>0.01</text:p>
              </table:table-cell>
              <table:table-cell office:value-type="float" office:value="-0.009986280818">
                <text:p>-0.009986280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0.01">
                <text:p>0.01</text:p>
              </table:table-cell>
              <table:table-cell office:value-type="float" office:value="-0.00998152348">
                <text:p>-0.00998152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0.01">
                <text:p>0.01</text:p>
              </table:table-cell>
              <table:table-cell office:value-type="float" office:value="-0.00997511649">
                <text:p>-0.00997511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0.01">
                <text:p>0.01</text:p>
              </table:table-cell>
              <table:table-cell office:value-type="float" office:value="-0.009966487816">
                <text:p>-0.009966487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0.01">
                <text:p>0.01</text:p>
              </table:table-cell>
              <table:table-cell office:value-type="float" office:value="-0.009954866955">
                <text:p>-0.009954866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0.01">
                <text:p>0.01</text:p>
              </table:table-cell>
              <table:table-cell office:value-type="float" office:value="-0.009939216435">
                <text:p>-0.009939216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0.01">
                <text:p>0.01</text:p>
              </table:table-cell>
              <table:table-cell office:value-type="float" office:value="-0.009918138965">
                <text:p>-0.00991813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0.01">
                <text:p>0.01</text:p>
              </table:table-cell>
              <table:table-cell office:value-type="float" office:value="-0.00988975249">
                <text:p>-0.00988975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0.01">
                <text:p>0.01</text:p>
              </table:table-cell>
              <table:table-cell office:value-type="float" office:value="-0.00985152249">
                <text:p>-0.00985152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0.01">
                <text:p>0.01</text:p>
              </table:table-cell>
              <table:table-cell office:value-type="float" office:value="-0.00980003583">
                <text:p>-0.00980003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0.01">
                <text:p>0.01</text:p>
              </table:table-cell>
              <table:table-cell office:value-type="float" office:value="-0.0097306957">
                <text:p>-0.0097306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0.01">
                <text:p>0.01</text:p>
              </table:table-cell>
              <table:table-cell office:value-type="float" office:value="-0.00963731033">
                <text:p>-0.00963731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0.01">
                <text:p>0.01</text:p>
              </table:table-cell>
              <table:table-cell office:value-type="float" office:value="-0.00951154256">
                <text:p>-0.00951154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0.01">
                <text:p>0.01</text:p>
              </table:table-cell>
              <table:table-cell office:value-type="float" office:value="-0.0093421638">
                <text:p>-0.0093421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0.01">
                <text:p>0.01</text:p>
              </table:table-cell>
              <table:table-cell office:value-type="float" office:value="-0.00911404896">
                <text:p>-0.00911404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0.01">
                <text:p>0.01</text:p>
              </table:table-cell>
              <table:table-cell office:value-type="float" office:value="-0.008806833">
                <text:p>-0.008806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0.01">
                <text:p>0.01</text:p>
              </table:table-cell>
              <table:table-cell office:value-type="float" office:value="-0.0083930872">
                <text:p>-0.0083930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0.01">
                <text:p>0.01</text:p>
              </table:table-cell>
              <table:table-cell office:value-type="float" office:value="-0.0078358655">
                <text:p>-0.00783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0.01">
                <text:p>0.01</text:p>
              </table:table-cell>
              <table:table-cell office:value-type="float" office:value="-0.0070854216">
                <text:p>-0.0070854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0.01">
                <text:p>0.01</text:p>
              </table:table-cell>
              <table:table-cell office:value-type="float" office:value="0.06705179">
                <text:p>0.06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0.01">
                <text:p>0.01</text:p>
              </table:table-cell>
              <table:table-cell office:value-type="float" office:value="0.093770584">
                <text:p>0.09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0.01">
                <text:p>0.01</text:p>
              </table:table-cell>
              <table:table-cell office:value-type="float" office:value="0.12975422">
                <text:p>0.12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0.01">
                <text:p>0.01</text:p>
              </table:table-cell>
              <table:table-cell office:value-type="float" office:value="0.17821596">
                <text:p>0.17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0.01">
                <text:p>0.01</text:p>
              </table:table-cell>
              <table:table-cell office:value-type="float" office:value="0.24348246">
                <text:p>0.24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0.01">
                <text:p>0.01</text:p>
              </table:table-cell>
              <table:table-cell office:value-type="float" office:value="0.33138173">
                <text:p>0.33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0.01">
                <text:p>0.01</text:p>
              </table:table-cell>
              <table:table-cell office:value-type="float" office:value="0.44976064">
                <text:p>0.44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0.01">
                <text:p>0.01</text:p>
              </table:table-cell>
              <table:table-cell office:value-type="float" office:value="0.6091891">
                <text:p>0.60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0.01">
                <text:p>0.01</text:p>
              </table:table-cell>
              <table:table-cell office:value-type="float" office:value="0.82390003">
                <text:p>0.82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0.01">
                <text:p>0.01</text:p>
              </table:table-cell>
              <table:table-cell office:value-type="float" office:value="1.1130664">
                <text:p>1.1130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1:'diode with current source'.D1 'diode with current source'.A51:'diode with current source'.D61" chart:data-source-has-labels="row" svg:x="0.32cm" svg:y="0.18cm" svg:width="12.376cm" svg:height="8.64cm">
          <chartooo:coordinate-region svg:x="1.339cm" svg:y="0.379cm" svg:width="11.02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51:'diode with current source'.B61" chart:label-cell-address="'diode with current source'.B1:'diode with current source'.B1" chart:class="chart:scatter">
            <chart:domain table:cell-range-address="'diode with current source'.A51:'diode with current source'.A61"/>
            <chart:data-point chart:repeated="11"/>
          </chart:series>
          <chart:series chart:style-name="ch7" chart:values-cell-range-address="'diode with current source'.C51:'diode with current source'.C61" chart:label-cell-address="'diode with current source'.C1:'diode with current source'.C1" chart:class="chart:scatter">
            <chart:data-point chart:repeated="11"/>
          </chart:series>
          <chart:series chart:style-name="ch8" chart:values-cell-range-address="'diode with current source'.D51:'diode with current source'.D61" chart:label-cell-address="'diode with current source'.D1:'diode with current source'.D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iode with current source'.A51:'diode with current source'.A61</svg:desc>
                </draw:g>
              </table:table-cell>
              <table:table-cell office:value-type="float" office:value="0.0029145784">
                <text:p>0.0029145784</text:p>
                <draw:g>
                  <svg:desc>'diode with current source'.B51:'diode with current source'.B61</svg:desc>
                </draw:g>
              </table:table-cell>
              <table:table-cell office:value-type="float" office:value="0.01">
                <text:p>0.01</text:p>
                <draw:g>
                  <svg:desc>'diode with current source'.C51:'diode with current source'.C61</svg:desc>
                </draw:g>
              </table:table-cell>
              <table:table-cell office:value-type="float" office:value="-0.0070854216">
                <text:p>-0.0070854216</text:p>
                <draw:g>
                  <svg:desc>'diode with current source'.D51:'diode with current source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